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8100002C1900002C1906DFD0D5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justify" draw:textarea-vertical-align="middle" draw:auto-grow-height="false" fo:padding-top="0.254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4" style:family="graphic" style:parent-style-name="standard">
      <style:graphic-properties svg:stroke-color="#808080" draw:marker-end="Arrow" draw:marker-end-width="0.152cm" draw:textarea-horizontal-align="center" draw:textarea-vertical-align="middle"/>
    </style:style>
    <style:style style:name="gr5" style:family="graphic" style:parent-style-name="standard">
      <style:graphic-properties draw:marker-end="Arrow" draw:marker-end-width="0.152cm" draw:textarea-horizontal-align="center" draw:textarea-vertical-align="middle"/>
    </style:style>
    <style:style style:name="gr6" style:family="graphic" style:parent-style-name="standard">
      <style:graphic-properties draw:stroke="dash" draw:stroke-dash="Dash_20_6" draw:marker-end="Arrow" draw:marker-end-width="0.152cm" draw:textarea-horizontal-align="center" draw:textarea-vertical-align="middle"/>
    </style:style>
    <style:style style:name="gr7" style:family="graphic" style:parent-style-name="standard">
      <style:graphic-properties draw:stroke="dash" draw:stroke-dash="Dash_20_6" svg:stroke-color="#b84700" draw:marker-end="Arrow" draw:marker-end-width="0.152cm" draw:textarea-horizontal-align="center" draw:textarea-vertical-align="middl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color="#008000" draw:marker-start="Arrow" draw:marker-start-width="0.102cm" draw:marker-end="Arrow" draw:marker-end-width="0.102cm" draw:textarea-horizontal-align="center" draw:textarea-vertical-align="middle"/>
    </style:style>
    <style:style style:name="gr10" style:family="graphic" style:parent-style-name="standard">
      <style:graphic-properties svg:stroke-color="#e6e6e6" draw:fill="solid" draw:fill-color="#e8ffff" draw:textarea-horizontal-align="justify" draw:textarea-vertical-align="middle" draw:auto-grow-height="false"/>
    </style:style>
    <style:style style:name="gr11" style:family="graphic" style:parent-style-name="standard">
      <style:graphic-properties svg:stroke-color="#e6e6e6" draw:marker-end="Arrow" draw:marker-end-width="0.152cm" draw:textarea-horizontal-align="center" draw:textarea-vertical-align="middle"/>
    </style:style>
    <style:style style:name="gr12" style:family="graphic" style:parent-style-name="standard">
      <style:graphic-properties svg:stroke-color="#e6e6e6" draw:fill="solid" draw:fill-color="#e8ffe8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0066cc" draw:textarea-horizontal-align="justify" draw:textarea-vertical-align="middle" draw:auto-grow-height="false"/>
    </style:style>
    <style:style style:name="gr15" style:family="graphic" style:parent-style-name="standard">
      <style:graphic-properties svg:stroke-color="#000080" draw:marker-end="Arrow" draw:marker-end-width="0.152cm" draw:textarea-horizontal-align="center" draw:textarea-vertical-align="middle"/>
    </style:style>
    <style:style style:name="gr16" style:family="graphic" style:parent-style-name="standard">
      <style:graphic-properties svg:stroke-color="#cccccc" draw:marker-end="Arrow" draw:marker-end-width="0.152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  <style:text-properties fo:color="#e6e6e6"/>
    </style:style>
    <style:style style:name="P5" style:family="paragraph">
      <style:paragraph-properties fo:margin-left="0cm" fo:margin-right="0cm" fo:text-align="center" fo:text-indent="0cm"/>
      <style:text-properties fo:color="#e6e6e6" fo:font-size="10pt" style:font-size-asian="10pt" style:font-size-complex="10pt"/>
    </style:style>
    <style:style style:name="P6" style:family="paragraph">
      <style:paragraph-properties fo:margin-left="0cm" fo:margin-right="0cm" fo:text-align="center" fo:text-indent="0cm"/>
      <style:text-properties fo:color="#cccccc"/>
    </style:style>
    <style:style style:name="P7" style:family="paragraph">
      <style:paragraph-properties fo:margin-left="0cm" fo:margin-right="0cm" fo:text-align="center" fo:text-indent="0cm"/>
      <style:text-properties fo:color="#cccccc" fo:font-size="10pt" style:font-size-asian="10pt" style:font-size-complex="10pt"/>
    </style:style>
    <style:style style:name="P8" style:family="paragraph">
      <style:paragraph-properties fo:margin-left="0cm" fo:margin-right="0cm" fo:text-align="center" fo:text-indent="0cm"/>
      <style:text-properties fo:color="#ffffff"/>
    </style:style>
    <style:style style:name="P9" style:family="paragraph">
      <style:paragraph-properties fo:margin-left="0cm" fo:margin-right="0cm" fo:text-align="center" fo:text-indent="0cm"/>
      <style:text-properties fo:color="#ffffff" fo:font-size="10pt" style:font-size-asian="10pt" style:font-size-complex="10pt"/>
    </style:style>
    <style:style style:name="P10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e6e6e6" fo:font-size="10pt" style:font-size-asian="10pt" style:font-size-complex="10pt"/>
    </style:style>
    <style:style style:name="T3" style:family="text">
      <style:text-properties fo:color="#cccccc" fo:font-size="10pt" style:font-size-asian="10pt" style:font-size-complex="10pt"/>
    </style:style>
    <style:style style:name="T4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5" draw:layer="layout" svg:width="2.557cm" svg:height="1.933cm" svg:x="0.381cm" svg:y="4.798cm">
          <text:p text:style-name="P1"><text:span text:style-name="T1">Entry</text:span></text:p>
          <text:p text:style-name="P1"><text:span text:style-name="T1">Condor variable</text:span></text:p>
          <text:p text:style-name="P1"><text:span text:style-name="T1">description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2" draw:id="id1" draw:layer="layout" svg:width="1.933cm" svg:height="1.415cm" svg:x="0.63cm" svg:y="0.526cm">
          <text:p text:style-name="P1"><text:span text:style-name="T1">Config fil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2" draw:id="id3" draw:layer="layout" svg:width="2.557cm" svg:height="1.933cm" svg:x="0.389cm" svg:y="2.275cm">
          <text:p text:style-name="P1"><text:span text:style-name="T1">Main</text:span></text:p>
          <text:p text:style-name="P1"><text:span text:style-name="T1">Condor variable</text:span></text:p>
          <text:p text:style-name="P1"><text:span text:style-name="T1">description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2" draw:id="id7" draw:layer="layout" svg:width="3.682cm" svg:height="0.727cm" svg:x="4.236cm" svg:y="1.982cm">
          <text:p text:style-name="P1"><text:span text:style-name="T1">Finalize condor_confi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id="id9" draw:layer="layout" svg:width="3.682cm" svg:height="0.727cm" svg:x="4.236cm" svg:y="3.183cm">
          <text:p text:style-name="P1"><text:span text:style-name="T1">Spawn monitor Cond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id="id10" draw:layer="layout" svg:width="3.682cm" svg:height="0.727cm" svg:x="4.236cm" svg:y="4.384cm">
          <text:p text:style-name="P1"><text:span text:style-name="T1">Start job Cond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id="id15" draw:layer="layout" svg:width="2.644cm" svg:height="0.727cm" svg:x="9.036cm" svg:y="4.385cm">
          <text:p text:style-name="P1"><text:span text:style-name="T1">condor_start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id="id12" draw:layer="layout" svg:width="3.682cm" svg:height="0.727cm" svg:x="4.236cm" svg:y="6.985cm">
          <text:p text:style-name="P1"><text:span text:style-name="T1">Kill monitor Cond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id="id2" draw:layer="layout" svg:width="0.399cm" svg:height="0.345cm" svg:x="4.236cm" svg:y="0.4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id="id6" draw:layer="layout" svg:width="0.399cm" svg:height="0.345cm" svg:x="4.237cm" svg:y="1.1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2.563cm" svg:y1="1.233cm" svg:x2="4.236cm" svg:y2="0.625cm" draw:start-shape="id1" draw:start-glue-point="7" draw:end-shape="id2" draw:end-glue-point="3" svg:d="m2563 1233 1673-608">
          <text:p/>
        </draw:connector>
        <draw:connector draw:style-name="gr4" draw:text-style-name="P3" draw:layer="layout" draw:type="line" svg:x1="2.946cm" svg:y1="3.241cm" svg:x2="4.236cm" svg:y2="0.961cm" draw:start-shape="id3" draw:end-shape="id4" draw:end-glue-point="3" svg:d="m2946 3241 1290-2280">
          <text:p/>
        </draw:connector>
        <draw:connector draw:style-name="gr4" draw:text-style-name="P3" draw:layer="layout" draw:type="line" svg:x1="2.938cm" svg:y1="5.764cm" svg:x2="4.237cm" svg:y2="1.326cm" draw:start-shape="id5" draw:start-glue-point="7" draw:end-shape="id6" draw:end-glue-point="3" svg:d="m2938 5764 1299-4438">
          <text:p/>
        </draw:connector>
        <draw:custom-shape draw:style-name="gr2" draw:text-style-name="P2" draw:id="id4" draw:layer="layout" svg:width="3.682cm" svg:height="1.161cm" svg:x="4.236cm" svg:y="0.381cm">
          <text:p text:style-name="P1"><text:span text:style-name="T1">Extract configuration</text:span></text:p>
          <text:p text:style-name="P1"><text:span text:style-name="T1">valu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7.918cm" svg:y1="2.345cm" svg:x2="9.08cm" svg:y2="1.684cm" draw:start-shape="id7" draw:end-shape="id8" draw:end-glue-point="5" svg:d="m7918 2345 1162-661">
          <text:p/>
        </draw:connector>
        <draw:connector draw:style-name="gr5" draw:text-style-name="P3" draw:layer="layout" draw:type="line" svg:x1="6.077cm" svg:y1="1.542cm" svg:x2="6.077cm" svg:y2="1.982cm" draw:start-shape="id4" draw:start-glue-point="2" draw:end-shape="id7" draw:end-glue-point="0" svg:d="m6077 1542v440">
          <text:p/>
        </draw:connector>
        <draw:connector draw:style-name="gr5" draw:text-style-name="P3" draw:layer="layout" draw:type="line" svg:x1="6.077cm" svg:y1="2.709cm" svg:x2="6.077cm" svg:y2="3.183cm" draw:start-shape="id7" draw:start-glue-point="2" draw:end-shape="id9" draw:end-glue-point="0" svg:d="m6077 2709v474">
          <text:p/>
        </draw:connector>
        <draw:connector draw:style-name="gr5" draw:text-style-name="P3" draw:layer="layout" draw:type="line" svg:x1="6.077cm" svg:y1="3.91cm" svg:x2="6.077cm" svg:y2="4.384cm" draw:start-shape="id9" draw:start-glue-point="2" draw:end-shape="id10" draw:end-glue-point="0" svg:d="m6077 3910v474">
          <text:p/>
        </draw:connector>
        <draw:connector draw:style-name="gr5" draw:text-style-name="P3" draw:layer="layout" draw:type="line" svg:x1="6.077cm" svg:y1="5.111cm" svg:x2="6.077cm" svg:y2="5.624cm" draw:start-shape="id10" draw:end-shape="id11" draw:end-glue-point="0" svg:d="m6077 5111v513">
          <text:p/>
        </draw:connector>
        <draw:connector draw:style-name="gr5" draw:text-style-name="P3" draw:layer="layout" draw:type="line" svg:x1="6.077cm" svg:y1="6.351cm" svg:x2="6.077cm" svg:y2="6.985cm" draw:start-shape="id11" draw:start-glue-point="2" draw:end-shape="id12" draw:end-glue-point="0" svg:d="m6077 6351v634">
          <text:p/>
        </draw:connector>
        <draw:connector draw:style-name="gr6" draw:text-style-name="P3" draw:layer="layout" draw:type="line" svg:x1="7.918cm" svg:y1="3.546cm" svg:x2="9.036cm" svg:y2="3.547cm" draw:start-shape="id9" draw:end-shape="id13" svg:d="m7918 3546 1118 1">
          <text:p/>
        </draw:connector>
        <draw:connector draw:style-name="gr7" draw:text-style-name="P3" draw:layer="layout" draw:type="line" svg:x1="7.918cm" svg:y1="7.348cm" svg:x2="9.036cm" svg:y2="3.686cm" draw:start-shape="id12" draw:start-glue-point="1" draw:end-shape="id14" draw:end-glue-point="3" svg:d="m7918 7348 1118-3662">
          <text:p/>
        </draw:connector>
        <draw:custom-shape draw:style-name="gr3" draw:text-style-name="P2" draw:id="id14" draw:layer="layout" svg:width="0.344cm" svg:height="0.289cm" svg:x="9.036cm" svg:y="3.5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3" draw:layer="layout" svg:width="0.508cm" svg:height="0.508cm" svg:x="7.888cm" svg:y="6.362cm">
          <draw:image xlink:href="Pictures/2000008100002C1900002C1906DFD0D5.svm" xlink:type="simple" xlink:show="embed" xlink:actuate="onLoad">
            <text:p/>
          </draw:image>
        </draw:frame>
        <draw:custom-shape draw:style-name="gr3" draw:text-style-name="P2" draw:id="id13" draw:layer="layout" svg:width="2.644cm" svg:height="0.727cm" svg:x="9.036cm" svg:y="3.184cm">
          <text:p text:style-name="P1"><text:span text:style-name="T1">condor_ma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3" draw:layer="layout" draw:type="line" svg:x1="10.358cm" svg:y1="3.911cm" svg:x2="10.358cm" svg:y2="4.385cm" draw:start-shape="id13" draw:start-glue-point="2" draw:end-shape="id15" draw:end-glue-point="0" svg:d="m10358 3911v474">
          <text:p/>
        </draw:connector>
        <draw:connector draw:style-name="gr9" draw:text-style-name="P3" draw:layer="layout" draw:type="line" svg:x1="7.399cm" svg:y1="5.987cm" svg:x2="8.681cm" svg:y2="5.987cm" draw:start-shape="id11" draw:start-glue-point="1" draw:end-shape="id16" draw:end-glue-point="3" svg:d="m7399 5987h1282">
          <text:p/>
        </draw:connector>
        <draw:custom-shape draw:style-name="gr10" draw:text-style-name="P5" draw:id="id18" draw:layer="layout" svg:width="2.644cm" svg:height="0.727cm" svg:x="8.681cm" svg:y="7.925cm">
          <text:p text:style-name="P4"><text:span text:style-name="T2">User jo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3" draw:layer="layout" draw:type="line" svg:x1="10.003cm" svg:y1="7.452cm" svg:x2="10.003cm" svg:y2="7.925cm" draw:start-shape="id17" draw:start-glue-point="2" draw:end-shape="id18" draw:end-glue-point="0" svg:d="m10003 7452v473">
          <text:p/>
        </draw:connector>
        <draw:custom-shape draw:style-name="gr2" draw:text-style-name="P2" draw:id="id19" draw:layer="layout" svg:width="3.682cm" svg:height="1.129cm" svg:x="4.236cm" svg:y="8.186cm">
          <text:p text:style-name="P1"><text:span text:style-name="T1">Analyze and save</text:span></text:p>
          <text:p text:style-name="P1"><text:span text:style-name="T1">log fi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6.077cm" svg:y1="7.712cm" svg:x2="6.077cm" svg:y2="8.186cm" draw:start-shape="id12" draw:start-glue-point="2" draw:end-shape="id19" draw:end-glue-point="0" svg:d="m6077 7712v474">
          <text:p/>
        </draw:connector>
        <draw:custom-shape draw:style-name="gr1" draw:text-style-name="P2" draw:id="id20" draw:layer="layout" svg:width="0.411cm" svg:height="0.31cm" svg:x="9.08cm" svg:y="2.04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4" draw:text-style-name="P3" draw:layer="layout" draw:type="curve" draw:line-skew="0.13cm" svg:x1="9.08cm" svg:y1="2.196cm" svg:x2="7.399cm" svg:y2="5.775cm" draw:start-shape="id20" draw:start-glue-point="5" draw:end-shape="id21" draw:end-glue-point="1" svg:d="m9080 2196c-1066 0-226 3579-1681 3579">
          <text:p/>
        </draw:connector>
        <draw:custom-shape draw:style-name="gr3" draw:text-style-name="P2" draw:id="id21" draw:layer="layout" svg:width="0.264cm" svg:height="0.178cm" svg:x="7.135cm" svg:y="5.6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id="id23" draw:layer="layout" svg:width="0.285cm" svg:height="0.28cm" svg:x="11.391cm" svg:y="0.995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2" draw:id="id22" draw:layer="layout" svg:width="0.285cm" svg:height="0.247cm" svg:x="11.392cm" svg:y="1.895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4" draw:text-style-name="P3" draw:layer="layout" draw:line-skew="-0.167cm" svg:x1="11.677cm" svg:y1="2.018cm" svg:x2="11.68cm" svg:y2="3.547cm" draw:start-shape="id22" draw:start-glue-point="7" draw:end-shape="id13" draw:end-glue-point="1" svg:d="m11677 2018h336v1529h-333">
          <text:p/>
        </draw:connector>
        <draw:connector draw:style-name="gr4" draw:text-style-name="P3" draw:layer="layout" svg:x1="11.676cm" svg:y1="1.684cm" svg:x2="11.68cm" svg:y2="4.748cm" draw:start-shape="id8" draw:start-glue-point="7" draw:end-shape="id15" draw:end-glue-point="1" svg:d="m11676 1684h504v3064h-500">
          <text:p/>
        </draw:connector>
        <draw:connector draw:style-name="gr4" draw:text-style-name="P3" draw:layer="layout" draw:line-skew="0.21cm" svg:x1="11.676cm" svg:y1="1.134cm" svg:x2="11.325cm" svg:y2="5.836cm" draw:start-shape="id23" draw:start-glue-point="7" draw:end-shape="id24" draw:end-glue-point="1" svg:d="m11676 1134h710v4702h-1061">
          <text:p/>
        </draw:connector>
        <draw:custom-shape draw:style-name="gr1" draw:text-style-name="P2" draw:id="id8" draw:layer="layout" svg:width="2.596cm" svg:height="1.581cm" svg:x="9.08cm" svg:y="0.894cm">
          <text:p text:style-name="P1"><text:span text:style-name="T1">condor_config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" draw:text-style-name="P2" draw:id="id11" draw:layer="layout" svg:width="2.644cm" svg:height="0.727cm" svg:x="4.755cm" svg:y="5.624cm">
          <text:p text:style-name="P1"><text:span text:style-name="T1">condor_ma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7" draw:id="id17" draw:layer="layout" svg:width="2.644cm" svg:height="0.727cm" svg:x="8.681cm" svg:y="6.725cm">
          <text:p text:style-name="P6"><text:span text:style-name="T3">condor_star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3" draw:layer="layout" draw:type="line" svg:x1="10.003cm" svg:y1="6.351cm" svg:x2="10.003cm" svg:y2="6.725cm" draw:start-shape="id16" draw:start-glue-point="2" draw:end-shape="id17" svg:d="m10003 6351v374">
          <text:p/>
        </draw:connector>
        <draw:custom-shape draw:style-name="gr3" draw:text-style-name="P2" draw:id="id25" draw:layer="layout" svg:width="0.26cm" svg:height="0.195cm" svg:x="11.065cm" svg:y="6.0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id="id26" draw:layer="layout" svg:width="0.26cm" svg:height="0.195cm" svg:x="12.136cm" svg:y="8.9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id="id24" draw:layer="layout" svg:width="0.26cm" svg:height="0.195cm" svg:x="11.065cm" svg:y="5.7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svg:x1="11.325cm" svg:y1="6.135cm" svg:x2="12.266cm" svg:y2="8.967cm" draw:start-shape="id25" draw:start-glue-point="1" draw:end-shape="id26" draw:end-glue-point="0" svg:d="m11325 6135h941v2832">
          <text:p/>
        </draw:connector>
        <draw:custom-shape draw:style-name="gr3" draw:text-style-name="P2" draw:id="id16" draw:layer="layout" svg:width="2.644cm" svg:height="0.727cm" svg:x="8.681cm" svg:y="5.624cm">
          <text:p text:style-name="P1"><text:span text:style-name="T1">condor_start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8.924cm" svg:y1="9.514cm" svg:x2="7.918cm" svg:y2="8.75cm" draw:start-shape="id27" draw:start-glue-point="5" draw:end-shape="id19" draw:end-glue-point="1" svg:d="m8924 9514-1006-764">
          <text:p/>
        </draw:connector>
        <draw:custom-shape draw:style-name="gr14" draw:text-style-name="P9" draw:id="id28" draw:layer="layout" svg:width="2.455cm" svg:height="1.016cm" svg:x="0.712cm" svg:y="8.942cm">
          <text:p text:style-name="P8"><text:span text:style-name="T4">Stderr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5" draw:text-style-name="P3" draw:layer="layout" draw:type="line" svg:x1="4.236cm" svg:y1="8.75cm" svg:x2="2.916cm" svg:y2="9.449cm" draw:start-shape="id19" draw:end-shape="id28" draw:end-glue-point="9" svg:d="m4236 8750-1320 699">
          <text:p/>
        </draw:connector>
        <draw:custom-shape draw:style-name="gr13" draw:text-style-name="P2" draw:id="id29" draw:layer="layout" svg:width="0.26cm" svg:height="0.195cm" svg:x="11.736cm" svg:y="8.9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3" draw:layer="layout" svg:x1="11.325cm" svg:y1="7.088cm" svg:x2="11.866cm" svg:y2="8.968cm" draw:start-shape="id17" draw:start-glue-point="1" draw:end-shape="id29" draw:end-glue-point="0" svg:d="m11325 7088h541v1880">
          <text:p/>
        </draw:connector>
        <draw:custom-shape draw:style-name="gr13" draw:text-style-name="P10" draw:id="id27" draw:layer="layout" svg:width="3.545cm" svg:height="1.126cm" svg:x="8.924cm" svg:y="8.952cm">
          <text:p text:style-name="P3"><text:span text:style-name="T1">Condor log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4" draw:text-style-name="P9" draw:id="id30" draw:layer="layout" svg:width="2.455cm" svg:height="1.016cm" svg:x="0.713cm" svg:y="7.442cm">
          <text:p text:style-name="P8"><text:span text:style-name="T4">Stdou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5" draw:text-style-name="P3" draw:layer="layout" draw:type="line" svg:x1="4.236cm" svg:y1="8.75cm" svg:x2="2.917cm" svg:y2="7.949cm" draw:start-shape="id19" draw:end-shape="id30" draw:end-glue-point="9" svg:d="m4236 8750-1319-8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Dash_20_6" draw:display-name="Dash 6" draw:style="rect" draw:dots1="1" draw:dots1-length="0.152cm" draw:dots2="1" draw:dots2-length="0.152cm" draw:distance="0.15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12.852cm" fo:page-height="10.46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8-10-13T16:00:33</meta:creation-date>
    <dc:date>2008-10-13T17:01:54</dc:date>
    <meta:editing-duration>PT00H20M54S</meta:editing-duration>
    <meta:editing-cycles>2</meta:editing-cycles>
    <meta:generator>OpenOffice.org/3.0$Linux OpenOffice.org_project/300m7$Build-9354</meta:generator>
    <meta:document-statistic meta:object-count="56"/>
    <meta:user-defined meta:name="Info 1"/>
    <meta:user-defined meta:name="Info 2"/>
    <meta:user-defined meta:name="Info 3"/>
    <meta:user-defined meta:name="Info 4"/>
  </office:meta>
</office:document-meta>
</file>